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2.178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86cm" svg:height="9.004cm" svg:x="17.659cm" svg:y="6.429cm">
            <draw:object draw:notify-on-update-of-ranges="Sheet1.A6:Sheet1.A6 Sheet1.A7:Sheet1.A8 Sheet1.B6:Sheet1.B6 Sheet1.B7:Sheet1.B8 Sheet1.C6:Sheet1.C6 Sheet1.C7:Sheet1.C8 Sheet1.D6:Sheet1.D6 Sheet1.D7:Sheet1.D8 Sheet1.E6:Sheet1.E6 Sheet1.E7:Sheet1.E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271cm" svg:height="13.095cm" svg:x="0cm" svg:y="4.594cm">
            <draw:object draw:notify-on-update-of-ranges="Sheet1.B1:Sheet1.B1 Sheet1.B1:Sheet1.F1 Sheet1.A2:Sheet1.A2 Sheet1.B2:Sheet1.F2 Sheet1.A3:Sheet1.A3 Sheet1.B3:Sheet1.F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Sequential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n8</text:p>
          </table:table-cell>
          <table:table-cell table:style-name="ce1" office:value-type="string" calcext:value-type="string">
            <text:p>iterations</text:p>
          </table:table-cell>
          <table:table-cell table:style-name="ce1" table:number-columns-repeated="101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61" calcext:value-type="float">
            <text:p>2.61</text:p>
          </table:table-cell>
          <table:table-cell office:value-type="float" office:value="2.39" calcext:value-type="float">
            <text:p>2.39</text:p>
          </table:table-cell>
          <table:table-cell office:value-type="float" office:value="1.32" calcext:value-type="float">
            <text:p>1.32</text:p>
          </table:table-cell>
          <table:table-cell office:value-type="float" office:value="1.23" calcext:value-type="float">
            <text:p>1.23</text:p>
          </table:table-cell>
          <table:table-cell office:value-type="float" office:value="1.25" calcext:value-type="float">
            <text:p>1.25</text:p>
          </table:table-cell>
          <table:table-cell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62.27" calcext:value-type="float">
            <text:p>62.27</text:p>
          </table:table-cell>
          <table:table-cell office:value-type="float" office:value="57.27" calcext:value-type="float">
            <text:p>57.27</text:p>
          </table:table-cell>
          <table:table-cell office:value-type="float" office:value="31.37" calcext:value-type="float">
            <text:p>31.37</text:p>
          </table:table-cell>
          <table:table-cell office:value-type="float" office:value="21.38" calcext:value-type="float">
            <text:p>21.38</text:p>
          </table:table-cell>
          <table:table-cell office:value-type="float" office:value="18.89" calcext:value-type="float">
            <text:p>18.89</text:p>
          </table:table-cell>
          <table:table-cell office:value-type="float" office:value="833" calcext:value-type="float">
            <text:p>83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1</text:p>
          </table:table-cell>
          <table:table-cell table:style-name="ce1" office:value-type="string" calcext:value-type="string">
            <text:p>n2</text:p>
          </table:table-cell>
          <table:table-cell table:style-name="ce1" office:value-type="string" calcext:value-type="string">
            <text:p>n4</text:p>
          </table:table-cell>
          <table:table-cell table:style-name="ce1" office:value-type="string" calcext:value-type="string">
            <text:p>n8</text:p>
          </table:table-cell>
          <table:table-cell/>
          <table:table-cell table:style-name="ce1" table:number-columns-repeated="1017"/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.09" calcext:value-type="float">
            <text:p>1.09</text:p>
          </table:table-cell>
          <table:table-cell office:value-type="float" office:value="1.97" calcext:value-type="float">
            <text:p>1.97</text:p>
          </table:table-cell>
          <table:table-cell office:value-type="float" office:value="2.12" calcext:value-type="float">
            <text:p>2.12</text:p>
          </table:table-cell>
          <table:table-cell office:value-type="float" office:value="2.08" calcext:value-type="float">
            <text:p>2.08</text:p>
          </table:table-cell>
          <table:table-cell table:number-columns-repeated="1019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.08" calcext:value-type="float">
            <text:p>1.08</text:p>
          </table:table-cell>
          <table:table-cell office:value-type="float" office:value="1.98" calcext:value-type="float">
            <text:p>1.98</text:p>
          </table:table-cell>
          <table:table-cell office:value-type="float" office:value="2.91" calcext:value-type="float">
            <text:p>2.91</text:p>
          </table:table-cell>
          <table:table-cell office:value-type="float" office:value="3.29" calcext:value-type="float">
            <text:p>3.29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8T10:30:55.703062294</meta:creation-date>
    <dc:date>2020-05-18T11:11:40.230720922</dc:date>
    <meta:editing-duration>PT10M4S</meta:editing-duration>
    <meta:editing-cycles>1</meta:editing-cycles>
    <meta:document-statistic meta:table-count="1" meta:cell-count="36" meta:object-count="2"/>
    <meta:generator>LibreOffice/6.4.2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72cm" svg:height="13.096cm" xlink:href=".." xlink:type="simple" chart:class="chart:bar" chart:style-name="ch1">
        <chart:title svg:x="4.776cm" svg:y="0.233cm" chart:style-name="ch2">
          <text:p>Execution time Comparision</text:p>
        </chart:title>
        <chart:subtitle svg:x="3.895cm" svg:y="0.722cm" chart:style-name="ch3">
          <text:p>n = parallel execution on 1,2,4,8 processors </text:p>
        </chart:subtitle>
        <chart:legend chart:legend-position="end" svg:x="13.166cm" svg:y="3.03cm" style:legend-expansion="custom" chartooo:width="1.288cm" chartooo:height="1.096cm" style:legend-expansion-aspect-ratio="1.17518248175182" chart:style-name="ch4"/>
        <chart:plot-area chart:style-name="ch5" table:cell-range-address="Sheet1.B1:Sheet1.F3 Sheet1.A2:Sheet1.A3" chart:data-source-has-labels="both" svg:x="0.89cm" svg:y="1.205cm" svg:width="13.969cm" svg:height="10.645cm">
          <chartooo:coordinate-region svg:x="1.511cm" svg:y="1.405cm" svg:width="13.348cm" svg:height="9.798cm"/>
          <chart:axis chart:dimension="x" chart:name="primary-x" chart:style-name="ch6" chartooo:axis-type="auto">
            <chartooo:date-scale/>
            <chart:title svg:x="6.705cm" svg:y="12.137cm" chart:style-name="ch7">
              <text:p>Execution Type</text:p>
            </chart:title>
            <chart:categories table:cell-range-address="Sheet1.B1:Sheet1.F1"/>
          </chart:axis>
          <chart:axis chart:dimension="y" chart:name="primary-y" chart:style-name="ch8">
            <chart:title svg:x="0.025cm" svg:y="7.788cm" chart:style-name="ch9">
              <text:p>Time in Seconds</text:p>
            </chart:title>
            <chart:grid chart:style-name="ch10" chart:class="major"/>
          </chart:axis>
          <chart:series chart:style-name="ch11" chart:values-cell-range-address="Sheet1.B2:Sheet1.F2" chart:label-cell-address="Sheet1.A2:Sheet1.A2" chart:class="chart:bar">
            <chart:data-point chart:repeated="5"/>
          </chart:series>
          <chart:series chart:style-name="ch12" chart:values-cell-range-address="Sheet1.B3:Sheet1.F3" chart:label-cell-address="Sheet1.A3:Sheet1.A3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</text:p>
                <draw:g>
                  <svg:desc>Sheet1.B1:Sheet1.F1</svg:desc>
                </draw:g>
              </table:table-cell>
              <table:table-cell office:value-type="string">
                <text:p>n1</text:p>
              </table:table-cell>
              <table:table-cell office:value-type="string">
                <text:p>n2</text:p>
              </table:table-cell>
              <table:table-cell office:value-type="string">
                <text:p>n4</text:p>
              </table:table-cell>
              <table:table-cell office:value-type="string">
                <text:p>n8</text:p>
              </table:table-cell>
            </table:table-row>
          </table:table-header-rows>
          <table:table-rows>
            <table:table-row>
              <table:table-cell office:value-type="string">
                <text:p>1024</text:p>
                <draw:g>
                  <svg:desc>Sheet1.A2:Sheet1.A2</svg:desc>
                </draw:g>
              </table:table-cell>
              <table:table-cell office:value-type="float" office:value="2.61">
                <text:p>2.61</text:p>
                <draw:g>
                  <svg:desc>Sheet1.B2:Sheet1.F2</svg:desc>
                </draw:g>
              </table:table-cell>
              <table:table-cell office:value-type="float" office:value="2.39">
                <text:p>2.39</text:p>
              </table:table-cell>
              <table:table-cell office:value-type="float" office:value="1.32">
                <text:p>1.32</text:p>
              </table:table-cell>
              <table:table-cell office:value-type="float" office:value="1.23">
                <text:p>1.2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2048</text:p>
                <draw:g>
                  <svg:desc>Sheet1.A3:Sheet1.A3</svg:desc>
                </draw:g>
              </table:table-cell>
              <table:table-cell office:value-type="float" office:value="62.27">
                <text:p>62.27</text:p>
                <draw:g>
                  <svg:desc>Sheet1.B3:Sheet1.F3</svg:desc>
                </draw:g>
              </table:table-cell>
              <table:table-cell office:value-type="float" office:value="57.27">
                <text:p>57.27</text:p>
              </table:table-cell>
              <table:table-cell office:value-type="float" office:value="31.37">
                <text:p>31.37</text:p>
              </table:table-cell>
              <table:table-cell office:value-type="float" office:value="21.38">
                <text:p>21.38</text:p>
              </table:table-cell>
              <table:table-cell office:value-type="float" office:value="18.89">
                <text:p>18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bar" chart:style-name="ch1">
        <chart:title svg:x="5.715cm" svg:y="0.163cm" chart:style-name="ch2">
          <text:p>Speed up comparision</text:p>
        </chart:title>
        <chart:subtitle svg:x="4.228cm" svg:y="0.638cm" chart:style-name="ch3">
          <text:p>n = parallel execution on 1,2,4,8 processors</text:p>
        </chart:subtitle>
        <chart:legend chart:legend-position="end" svg:x="2.007cm" svg:y="1.841cm" style:legend-expansion="custom" chartooo:width="0.915cm" chartooo:height="2.092cm" style:legend-expansion-aspect-ratio="0.437380497131931" chart:style-name="ch4"/>
        <chart:plot-area chart:style-name="ch5" table:cell-range-address="Sheet1.A6:Sheet1.E8" chart:data-source-has-labels="both" svg:x="0.92cm" svg:y="1.203cm" svg:width="14.649cm" svg:height="7.627cm">
          <chartooo:coordinate-region svg:x="1.647cm" svg:y="1.403cm" svg:width="13.922cm" svg:height="6.78cm"/>
          <chart:axis chart:dimension="x" chart:name="primary-x" chart:style-name="ch6" chartooo:axis-type="auto">
            <chartooo:date-scale/>
            <chart:title svg:x="7.075cm" svg:y="8.445cm" chart:style-name="ch7">
              <text:p>Execution Type</text:p>
            </chart:title>
            <chart:categories table:cell-range-address="Sheet1.A7:Sheet1.A8"/>
          </chart:axis>
          <chart:axis chart:dimension="y" chart:name="primary-y" chart:style-name="ch8">
            <chart:title svg:x="0.041cm" svg:y="5.774cm" chart:style-name="ch9">
              <text:p>Speed up</text:p>
            </chart:title>
            <chart:grid chart:style-name="ch10" chart:class="major"/>
          </chart:axis>
          <chart:series chart:style-name="ch11" chart:values-cell-range-address="Sheet1.B7:Sheet1.B8" chart:label-cell-address="Sheet1.B6:Sheet1.B6" chart:class="chart:bar">
            <chart:data-point chart:repeated="2"/>
          </chart:series>
          <chart:series chart:style-name="ch12" chart:values-cell-range-address="Sheet1.C7:Sheet1.C8" chart:label-cell-address="Sheet1.C6:Sheet1.C6" chart:class="chart:bar">
            <chart:data-point chart:repeated="2"/>
          </chart:series>
          <chart:series chart:style-name="ch13" chart:values-cell-range-address="Sheet1.D7:Sheet1.D8" chart:label-cell-address="Sheet1.D6:Sheet1.D6" chart:class="chart:bar">
            <chart:data-point chart:repeated="2"/>
          </chart:series>
          <chart:series chart:style-name="ch14" chart:values-cell-range-address="Sheet1.E7:Sheet1.E8" chart:label-cell-address="Sheet1.E6:Sheet1.E6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1</text:p>
                <draw:g>
                  <svg:desc>Sheet1.B6:Sheet1.B6</svg:desc>
                </draw:g>
              </table:table-cell>
              <table:table-cell office:value-type="string">
                <text:p>n2</text:p>
                <draw:g>
                  <svg:desc>Sheet1.C6:Sheet1.C6</svg:desc>
                </draw:g>
              </table:table-cell>
              <table:table-cell office:value-type="string">
                <text:p>n4</text:p>
                <draw:g>
                  <svg:desc>Sheet1.D6:Sheet1.D6</svg:desc>
                </draw:g>
              </table:table-cell>
              <table:table-cell office:value-type="string">
                <text:p>n8</text:p>
                <draw:g>
                  <svg:desc>Sheet1.E6:Sheet1.E6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4</text:p>
                <draw:g>
                  <svg:desc>Sheet1.A7:Sheet1.A8</svg:desc>
                </draw:g>
              </table:table-cell>
              <table:table-cell office:value-type="float" office:value="1.09">
                <text:p>1.09</text:p>
                <draw:g>
                  <svg:desc>Sheet1.B7:Sheet1.B8</svg:desc>
                </draw:g>
              </table:table-cell>
              <table:table-cell office:value-type="float" office:value="1.97">
                <text:p>1.97</text:p>
                <draw:g>
                  <svg:desc>Sheet1.C7:Sheet1.C8</svg:desc>
                </draw:g>
              </table:table-cell>
              <table:table-cell office:value-type="float" office:value="2.12">
                <text:p>2.12</text:p>
                <draw:g>
                  <svg:desc>Sheet1.D7:Sheet1.D8</svg:desc>
                </draw:g>
              </table:table-cell>
              <table:table-cell office:value-type="float" office:value="2.08">
                <text:p>2.08</text:p>
                <draw:g>
                  <svg:desc>Sheet1.E7:Sheet1.E8</svg:desc>
                </draw:g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1.08">
                <text:p>1.08</text:p>
              </table:table-cell>
              <table:table-cell office:value-type="float" office:value="1.98">
                <text:p>1.98</text:p>
              </table:table-cell>
              <table:table-cell office:value-type="float" office:value="2.91">
                <text:p>2.91</text:p>
              </table:table-cell>
              <table:table-cell office:value-type="float" office:value="3.29">
                <text:p>3.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